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cm" table:align="left" style:writing-mode="lr-tb"/>
    </style:style>
    <style:style style:name="Table1.A" style:family="table-column">
      <style:table-column-properties style:column-width="4.302cm"/>
    </style:style>
    <style:style style:name="Table1.B" style:family="table-column">
      <style:table-column-properties style:column-width="10.698cm"/>
    </style:style>
    <style:style style:name="Table1.1" style:family="table-row">
      <style:table-row-properties style:min-row-height="0.54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BC_3a_email">
      <style:text-properties officeooo:rsid="0086aa96" officeooo:paragraph-rsid="00856d06"/>
    </style:style>
    <style:style style:name="P2" style:family="paragraph" style:parent-style-name="SBC_3a_paragraph">
      <style:paragraph-properties fo:margin-left="0cm" fo:margin-right="0cm" fo:text-indent="0cm" style:auto-text-indent="false"/>
      <style:text-properties officeooo:rsid="00839d36" officeooo:paragraph-rsid="00839d36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officeooo:rsid="0009de54" officeooo:paragraph-rsid="008dfa8e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officeooo:rsid="0009de54" officeooo:paragraph-rsid="00b478ac"/>
    </style:style>
    <style:style style:name="P5" style:family="paragraph" style:parent-style-name="SBC_3a_paragraph">
      <style:paragraph-properties fo:margin-left="0cm" fo:margin-right="0cm" fo:text-indent="0cm" style:auto-text-indent="false"/>
      <style:text-properties officeooo:rsid="0065e706" officeooo:paragraph-rsid="00b31bbd"/>
    </style:style>
    <style:style style:name="P6" style:family="paragraph" style:parent-style-name="SBC_3a_paragraph">
      <style:paragraph-properties fo:margin-left="0cm" fo:margin-right="0cm" fo:text-indent="0cm" style:auto-text-indent="false"/>
      <style:text-properties officeooo:rsid="0065e706" officeooo:paragraph-rsid="00cc8299"/>
    </style:style>
    <style:style style:name="P7" style:family="paragraph" style:parent-style-name="SBC_3a_paragraph">
      <style:paragraph-properties fo:margin-left="0cm" fo:margin-right="0cm" fo:text-indent="0cm" style:auto-text-indent="false"/>
      <style:text-properties officeooo:paragraph-rsid="003c268f"/>
    </style:style>
    <style:style style:name="P8" style:family="paragraph" style:parent-style-name="SBC_3a_paragraph">
      <style:paragraph-properties fo:margin-left="0cm" fo:margin-right="0cm" fo:text-indent="0cm" style:auto-text-indent="false"/>
      <style:text-properties officeooo:rsid="00885854" officeooo:paragraph-rsid="00af66d4"/>
    </style:style>
    <style:style style:name="P9" style:family="paragraph" style:parent-style-name="SBC_3a_paragraph">
      <style:paragraph-properties fo:margin-left="0cm" fo:margin-right="0cm" fo:text-indent="0cm" style:auto-text-indent="false"/>
      <style:text-properties officeooo:rsid="00605a50" officeooo:paragraph-rsid="0086aa96"/>
    </style:style>
    <style:style style:name="P10" style:family="paragraph" style:parent-style-name="SBC_3a_paragraph">
      <style:paragraph-properties fo:margin-left="0cm" fo:margin-right="0cm" fo:text-indent="0cm" style:auto-text-indent="false"/>
      <style:text-properties fo:font-weight="bold" officeooo:rsid="00b13e68" officeooo:paragraph-rsid="00b13e68" style:font-weight-asian="bold" style:font-weight-complex="bold"/>
    </style:style>
    <style:style style:name="P11" style:family="paragraph" style:parent-style-name="SBC_3a_author_28_s_29_">
      <style:text-properties officeooo:rsid="0034811c" officeooo:paragraph-rsid="0086aa96"/>
    </style:style>
    <style:style style:name="P12" style:family="paragraph" style:parent-style-name="SBC_3a_reference">
      <style:text-properties officeooo:paragraph-rsid="00cfd323"/>
    </style:style>
    <style:style style:name="P13" style:family="paragraph" style:parent-style-name="SBC_3a_reference">
      <style:text-properties officeooo:paragraph-rsid="00d20dba"/>
    </style:style>
    <style:style style:name="P14" style:family="paragraph" style:parent-style-name="SBC_3a_paragraph">
      <style:text-properties officeooo:rsid="00d7184b" officeooo:paragraph-rsid="00d8ad21"/>
    </style:style>
    <style:style style:name="P15" style:family="paragraph" style:parent-style-name="SBC_3a_paragraph_3a_first">
      <style:text-properties officeooo:rsid="00d7184b" officeooo:paragraph-rsid="00d7184b"/>
    </style:style>
    <style:style style:name="P16" style:family="paragraph" style:parent-style-name="SBC_3a_title" style:master-page-name="Standard">
      <style:paragraph-properties style:page-number="auto"/>
      <style:text-properties officeooo:rsid="003929dc" officeooo:paragraph-rsid="0076b4bf"/>
    </style:style>
    <style:style style:name="P17" style:family="paragraph" style:parent-style-name="SBC_3a_title_3a_1">
      <style:text-properties officeooo:rsid="000402be" officeooo:paragraph-rsid="000402be"/>
    </style:style>
    <style:style style:name="P18" style:family="paragraph" style:parent-style-name="SBC_3a_title_3a_1">
      <style:text-properties officeooo:rsid="004a40eb" officeooo:paragraph-rsid="004a40eb"/>
    </style:style>
    <style:style style:name="P19" style:family="paragraph" style:parent-style-name="SBC_3a_title_3a_1">
      <style:text-properties officeooo:rsid="003c268f" officeooo:paragraph-rsid="003c268f"/>
    </style:style>
    <style:style style:name="P20" style:family="paragraph" style:parent-style-name="SBC_3a_title_3a_1">
      <style:text-properties officeooo:rsid="0009c5c4" officeooo:paragraph-rsid="0009c5c4"/>
    </style:style>
    <style:style style:name="P21" style:family="paragraph" style:parent-style-name="SBC_3a_title_3a_1">
      <style:text-properties officeooo:rsid="00c3297d" officeooo:paragraph-rsid="00c3297d"/>
    </style:style>
    <style:style style:name="P22" style:family="paragraph" style:parent-style-name="SBC_3a_title_3a_2">
      <style:text-properties officeooo:rsid="00dba4a0" officeooo:paragraph-rsid="00dba4a0"/>
    </style:style>
    <style:style style:name="P23" style:family="paragraph" style:parent-style-name="SBC_3a_title_3a_2">
      <style:text-properties officeooo:rsid="00dee86b" officeooo:paragraph-rsid="00dee86b"/>
    </style:style>
    <style:style style:name="P24" style:family="paragraph" style:parent-style-name="Table_20_Contents">
      <style:paragraph-properties fo:text-align="center" style:justify-single-word="false"/>
      <style:text-properties style:font-name="Helvetica1" fo:font-size="10pt" fo:font-weight="bold" officeooo:paragraph-rsid="00e3928c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Helvetica1" fo:font-size="10pt" officeooo:paragraph-rsid="00e3928c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Helvetica1" fo:font-size="10pt" fo:font-style="italic" officeooo:paragraph-rsid="00e3928c" style:font-size-asian="10pt" style:font-style-asian="italic" style:font-size-complex="10pt" style:font-style-complex="italic"/>
    </style:style>
    <style:style style:name="P27" style:family="paragraph" style:parent-style-name="Table_20_Contents">
      <style:text-properties officeooo:rsid="00eb640c" officeooo:paragraph-rsid="00eb640c"/>
    </style:style>
    <style:style style:name="P28" style:family="paragraph" style:parent-style-name="SBC_3a_paragraph_3a_first">
      <style:text-properties officeooo:paragraph-rsid="00eaec01"/>
    </style:style>
    <style:style style:name="P29" style:family="paragraph" style:parent-style-name="SBC_3a_paragraph" style:list-style-name="L1">
      <style:text-properties officeooo:rsid="00dc2e07" officeooo:paragraph-rsid="00dc2e07"/>
    </style:style>
    <style:style style:name="P30" style:family="paragraph" style:parent-style-name="SBC_3a_paragraph" style:list-style-name="L1">
      <style:text-properties officeooo:rsid="00dee86b" officeooo:paragraph-rsid="00dee86b"/>
    </style:style>
    <style:style style:name="P31" style:family="paragraph" style:parent-style-name="Standard">
      <style:text-properties officeooo:rsid="004a40eb" officeooo:paragraph-rsid="00dee86b"/>
    </style:style>
    <style:style style:name="P32" style:family="paragraph" style:parent-style-name="Standard">
      <style:text-properties officeooo:rsid="00dc2e07" officeooo:paragraph-rsid="00e3928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929dc"/>
    </style:style>
    <style:style style:name="T3" style:family="text">
      <style:text-properties officeooo:rsid="003c268f"/>
    </style:style>
    <style:style style:name="T4" style:family="text">
      <style:text-properties officeooo:rsid="005a1c6c"/>
    </style:style>
    <style:style style:name="T5" style:family="text">
      <style:text-properties officeooo:rsid="0086aa96"/>
    </style:style>
    <style:style style:name="T6" style:family="text">
      <style:text-properties officeooo:rsid="0005f406"/>
    </style:style>
    <style:style style:name="T7" style:family="text">
      <style:text-properties officeooo:rsid="0084a3a2"/>
    </style:style>
    <style:style style:name="T8" style:family="text">
      <style:text-properties officeooo:rsid="00935360"/>
    </style:style>
    <style:style style:name="T9" style:family="text">
      <style:text-properties officeooo:rsid="0094e63b"/>
    </style:style>
    <style:style style:name="T10" style:family="text">
      <style:text-properties style:language-asian="pt" style:country-asian="BR"/>
    </style:style>
    <style:style style:name="T11" style:family="text">
      <style:text-properties officeooo:rsid="0094e63b" style:language-asian="pt" style:country-asian="BR"/>
    </style:style>
    <style:style style:name="T12" style:family="text">
      <style:text-properties officeooo:rsid="00af66d4" style:language-asian="pt" style:country-asian="BR"/>
    </style:style>
    <style:style style:name="T13" style:family="text">
      <style:text-properties officeooo:rsid="00b39c61" style:language-asian="pt" style:country-asian="BR"/>
    </style:style>
    <style:style style:name="T14" style:family="text">
      <style:text-properties officeooo:rsid="00b478ac" style:language-asian="pt" style:country-asian="BR"/>
    </style:style>
    <style:style style:name="T15" style:family="text">
      <style:text-properties officeooo:rsid="009ae28d"/>
    </style:style>
    <style:style style:name="T16" style:family="text">
      <style:text-properties officeooo:rsid="009bc603"/>
    </style:style>
    <style:style style:name="T17" style:family="text">
      <style:text-properties officeooo:rsid="009c0e83"/>
    </style:style>
    <style:style style:name="T18" style:family="text">
      <style:text-properties officeooo:rsid="00a039e4"/>
    </style:style>
    <style:style style:name="T19" style:family="text">
      <style:text-properties officeooo:rsid="00a14707"/>
    </style:style>
    <style:style style:name="T20" style:family="text">
      <style:text-properties officeooo:rsid="00ad983f"/>
    </style:style>
    <style:style style:name="T21" style:family="text">
      <style:text-properties officeooo:rsid="00af66d4"/>
    </style:style>
    <style:style style:name="T22" style:family="text">
      <style:text-properties officeooo:rsid="00b200b3"/>
    </style:style>
    <style:style style:name="T23" style:family="text">
      <style:text-properties officeooo:rsid="00b478ac"/>
    </style:style>
    <style:style style:name="T24" style:family="text">
      <style:text-properties fo:font-weight="normal" officeooo:rsid="00b39c61" style:font-weight-asian="normal" style:font-weight-complex="normal"/>
    </style:style>
    <style:style style:name="T25" style:family="text">
      <style:text-properties officeooo:rsid="00ca33f4"/>
    </style:style>
    <style:style style:name="T26" style:family="text">
      <style:text-properties officeooo:rsid="00cbdf04"/>
    </style:style>
    <style:style style:name="T27" style:family="text">
      <style:text-properties officeooo:rsid="00cf0e07"/>
    </style:style>
    <style:style style:name="T28" style:family="text">
      <style:text-properties officeooo:rsid="00d20dba"/>
    </style:style>
    <style:style style:name="T29" style:family="text">
      <style:text-properties officeooo:rsid="00d8ad21"/>
    </style:style>
    <style:style style:name="T30" style:family="text">
      <style:text-properties officeooo:rsid="00dee86b"/>
    </style:style>
    <style:style style:name="T31" style:family="text">
      <style:text-properties officeooo:rsid="001014a3"/>
    </style:style>
    <style:style style:name="T32" style:family="text">
      <style:text-properties officeooo:rsid="00e6a86c"/>
    </style:style>
    <style:style style:name="T33" style:family="text">
      <style:text-properties officeooo:rsid="00eb64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Análise Comparativa de Algoritmos de <text:span text:style-name="T17">Aprendizagem de Máquina </text:span>para Predição de Encaminhamentos de Processos Administrativos em Órgãos Públicos.</text:p>
      <text:p text:style-name="P11"><text:span text:style-name="T5">Deivid Francisco Gonzaga</text:span>, Anita Maria <text:span text:style-name="T5">d</text:span>a Rocha Fernandes</text:p>
      <text:p text:style-name="SBC_3a_institution">Pós Graduação em Big Data<text:span text:style-name="T18"> – </text:span>UNIVALI<text:span text:style-name="T18"> – </text:span>Campus Kobrasol<text:span text:style-name="T18"> – </text:span>São José<text:span text:style-name="T18"> – </text:span>SC</text:p>
      <text:p text:style-name="P1">deividfg@gmail.com, anita.fernandes@univali.br</text:p>
      <text:p text:style-name="SBC_3a_abstract"><text:span text:style-name="T1">Abstract.</text:span> <text:span text:style-name="T19">Under development</text:span>.</text:p>
      <text:p text:style-name="SBC_3a_resumo"><text:span text:style-name="T1">Resumo.</text:span> <text:span text:style-name="T2">Em desenvolvimento</text:span>.</text:p>
      <text:h text:style-name="P17" text:outline-level="1">Introdução</text:h>
      <text:p text:style-name="P2"><text:span text:style-name="T6">E</text:span>ste trabalho tem como objetivo realizar uma análise comparativa <text:span text:style-name="T17">de desempenho, eficácia e acurácia</text:span> em alguns algor<text:span text:style-name="T7">i</text:span>tmos de <text:span text:style-name="T17">aprendizagem de máquina </text:span>na predição de encaminhamentos de processos administrativos em órgãos públicos <text:span text:style-name="T20">na tentativa de <text:s/>solucionar o problema de encaminhamentos que não chegam ao setor de destino correto, e</text:span> posterior utilização do algoritmo <text:span text:style-name="T7">escolhido no sistema citado a seguir.</text:span></text:p>
      <text:p text:style-name="P3"><text:tab/>O sistema em questão est<text:span text:style-name="T20">á</text:span> <text:span text:style-name="T8">implantado há seis anos</text:span> no órgão do estudo e consiste em um cadastro de processos administrativos físicos e digitais, que automatiza <text:span text:style-name="T9">e organiza</text:span> as rotinas de trabalho do servidor público, auxiliando na eficiência da máquina pública.</text:p>
      <text:p text:style-name="P8"><text:span text:style-name="T10"><text:tab/></text:span><text:span text:style-name="T12">C</text:span><text:span text:style-name="T10">ontratação de funcionário</text:span><text:span text:style-name="T12">s</text:span><text:span text:style-name="T10">, solicitação de férias, pedido de ressarcimento </text:span><text:span text:style-name="T11">de viagem, pedido de aluguel de imóvel </text:span><text:span text:style-name="T12">entre outros são exemplos de p</text:span><text:span text:style-name="T10">rocessos administrativos, </text:span><text:span text:style-name="T12">podendo </text:span><text:span text:style-name="T13">estes </text:span><text:span text:style-name="T12">ser</text:span><text:span text:style-name="T13">em </text:span><text:span text:style-name="T14">do tipo</text:span> digita<text:span text:style-name="T23">l</text:span>, <text:span text:style-name="T23">que são</text:span> totalmente eletrônicos <text:span text:style-name="T21">ou</text:span> físicos que <text:span text:style-name="T23">são encaminhados em </text:span>papel e eletrônico juntos.</text:p>
      <text:p text:style-name="P4"><text:tab/>São realizados aproximadamente 1000 (hum mil) encaminhamentos todos os dias, somente no órgão público que está sendo analisado, e estes encaminhamentos por muitas vezes acabam sendo feitos de maneira equivocada, seja por falta de atenção ou mesmo por falta de conhecimento do servidor público.</text:p>
      <text:p text:style-name="P10"><text:tab/><text:span text:style-name="T24">Quando um processo é recebido pelo setor, o usuário responsável realiza os trâmites e validações necessários para dar prosseguimento, depois decide para qual setor o processo deve ir. Esta decisão é baseada no tipo de processo, em qual setor ele está, qual setor ele foi aberto e outros parâmetros.</text:span></text:p>
      <text:p text:style-name="P9"><text:tab/><text:span text:style-name="T22">O objetivo é utilizar estes parâmetros e indicar ao usuário qual é o setor ideal para o encaminhamento de seu processo, ou seja, encaminhar o processo para o setor que realmente deveria ir, e assim evitar todos os transtornos causados por este tipo de problema, e principalmente as horas a mais que são gastas para resolvê-los, que acabam tornando o órgão menos produtivo e menos eficiente.</text:span></text:p>
      <text:p text:style-name="P6"><text:tab/><text:span text:style-name="T4">Com isso em mente, o que este artigo propõe, é o uso de algoritmos de aprendizagem de máquina do tipo árvore de decisão [Breiman et al 1984] e aprendizagem supervisionada [Caruana e Niculescu-Mizil 2006] com a ferramenta Waikato Environment for Knowledge Analysis (WEKA).</text:span></text:p>
      <text:p text:style-name="P5"><text:tab/><text:span text:style-name="T15">A escolha pela ferramenta WEKA se dá, pois o sistema deste estudo está escrito </text:span><text:soft-page-break/><text:span text:style-name="T15">em JAVA, e a ferramenta dispõe de uma biblioteca em JAVA bem estável e com uma ótima documentação, ao qual facilitará a futura implementação da solução no sistema. Ela também é open source sobre a licença GNU (General Public License), podendo assim ser usada sem nenhuma limitação.</text:span></text:p>
      <text:p text:style-name="P6"><text:tab/><text:span text:style-name="T16">Quanto a escolha por árvores de decisão [Breiman et al 1984] se dá pelo fato de conter algoritmos de fácil compreensão e ótimo para resolver problemas de classificação. Eles também podem ser aplicados a qualquer tipo de dado, que é o panorama deste estudo. E são de aprendizagem supervisionada [Caruana e Niculescu-Mizil 2006] pois os dados históricos de encaminhamentos realizados estão com as classes definidas.</text:span></text:p>
      <text:h text:style-name="P18" text:outline-level="1">Métodos</text:h>
      <text:h text:style-name="P22" text:outline-level="2">Dados</text:h>
      <text:p text:style-name="P28">Para <text:span text:style-name="T30">o treinamento dos modelos</text:span> d<text:span text:style-name="T30">e</text:span> árvores de decisão <text:span text:style-name="T16">[Breiman et al 1984] e a avaliação dos mesmos, </text:span>foram utilizados <text:span text:style-name="T30">os dados de encaminhamentos do ano de 2018, e foram selecionados os atributos mais relevantes para a tarefa, são eles:</text:span></text:p>
      <text:p text:style-name="SBC_3a_caption">Tabela 1. Dicionário de dado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Atributo</text:p>
          </table:table-cell>
          <table:table-cell table:style-name="Table1.A1" office:value-type="string">
            <text:p text:style-name="Table_20_Heading">Característica</text:p>
          </table:table-cell>
        </table:table-row>
        <table:table-row table:style-name="Table1.1">
          <table:table-cell table:style-name="Table1.A1" office:value-type="string">
            <text:p text:style-name="Table_20_Contents">flTipoProcesso</text:p>
          </table:table-cell>
          <table:table-cell table:style-name="Table1.A1" office:value-type="string">
            <text:p text:style-name="Table_20_Contents">Tipo do processo. (L=Protocolo, F=Fisico)</text:p>
          </table:table-cell>
        </table:table-row>
        <table:table-row table:style-name="Table1.1">
          <table:table-cell table:style-name="Table1.A1" office:value-type="string">
            <text:p text:style-name="Table_20_Contents">nuTramite</text:p>
          </table:table-cell>
          <table:table-cell table:style-name="Table1.A1" office:value-type="string">
            <text:p text:style-name="Table_20_Contents">Número sequencial do encaminhamento.</text:p>
          </table:table-cell>
        </table:table-row>
        <table:table-row table:style-name="Table1.1">
          <table:table-cell table:style-name="Table1.A1" office:value-type="string">
            <text:p text:style-name="Table_20_Contents">cdAssunto</text:p>
          </table:table-cell>
          <table:table-cell table:style-name="Table1.A1" office:value-type="string">
            <text:p text:style-name="P27">Assunto do qual se trata o processo</text:p>
          </table:table-cell>
        </table:table-row>
        <table:table-row table:style-name="Table1.1">
          <table:table-cell table:style-name="Table1.A1" office:value-type="string">
            <text:p text:style-name="Table_20_Contents">cdTipoParecer</text:p>
          </table:table-cell>
          <table:table-cell table:style-name="Table1.A1" office:value-type="string">
            <text:p text:style-name="Table_20_Contents">Tipo do parecer (despacho, encaminhamento, decisão, arquivamento)</text:p>
          </table:table-cell>
        </table:table-row>
        <table:table-row table:style-name="Table1.1">
          <table:table-cell table:style-name="Table1.A1" office:value-type="string">
            <text:p text:style-name="Table_20_Contents">cdSetorAbertura</text:p>
          </table:table-cell>
          <table:table-cell table:style-name="Table1.A1" office:value-type="string">
            <text:p text:style-name="Table_20_Contents">Setor de abertura do processo.</text:p>
          </table:table-cell>
        </table:table-row>
        <table:table-row table:style-name="Table1.1">
          <table:table-cell table:style-name="Table1.A1" office:value-type="string">
            <text:p text:style-name="Table_20_Contents">cdSetorAutuacao</text:p>
          </table:table-cell>
          <table:table-cell table:style-name="Table1.A1" office:value-type="string">
            <text:p text:style-name="Table_20_Contents">Setor de autuação do processo.</text:p>
          </table:table-cell>
        </table:table-row>
        <table:table-row table:style-name="Table1.1">
          <table:table-cell table:style-name="Table1.A1" office:value-type="string">
            <text:p text:style-name="Table_20_Contents">cdSetorResp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cdUsuario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cdSetor<text:span text:style-name="T32">Origem</text:span></text:p>
          </table:table-cell>
          <table:table-cell table:style-name="Table1.A1" office:value-type="string">
            <text:p text:style-name="Table_20_Contents">Setor onde o processo estava antes de ser encaminhado.</text:p>
          </table:table-cell>
        </table:table-row>
        <table:table-row table:style-name="Table1.1">
          <table:table-cell table:style-name="Table1.A1" office:value-type="string">
            <text:p text:style-name="Table_20_Contents">cdSetor<text:span text:style-name="T32">Destino</text:span></text:p>
          </table:table-cell>
          <table:table-cell table:style-name="Table1.A1" office:value-type="string">
            <text:p text:style-name="Table_20_Contents">Setor onde o processo foi encaminhado.</text:p>
          </table:table-cell>
        </table:table-row>
      </table:table>
      <text:p text:style-name="P32"/>
      <text:p text:style-name="P31"><text:tab/><text:span text:style-name="T33">Os atributos foram escolhidos com o método de Ganho de informação [lala]</text:span></text:p>
      <text:h text:style-name="P23" text:outline-level="2">Algoritmos</text:h>
      <text:p text:style-name="P15">Os algoritmos escolhidos para este artigo são <text:span text:style-name="T29">todos os de arvore de decisão disponíveis na ferramenta WEKA, são eles:</text:span></text:p>
      <text:p text:style-name="P14">J48 (C4.5)</text:p>
      <text:h text:style-name="P19" text:outline-level="1">Implementação</text:h>
      <text:p text:style-name="P7"><text:span text:style-name="T3">Em desenvolvimento</text:span>.</text:p>
      <text:h text:style-name="SBC_3a_title_3a_2" text:outline-level="2">Subsections</text:h>
      <text:h text:style-name="P20" text:outline-level="1">Conclusões</text:h>
      <text:p text:style-name="P7"><text:span text:style-name="T3">Em desenvolvimento</text:span>. </text:p>
      <text:h text:style-name="P21" text:outline-level="1"><text:soft-page-break/>Referências</text:h>
      <text:p text:style-name="P12"><text:span text:style-name="T25">Breiman</text:span>, L., <text:span text:style-name="T25">Friedman</text:span>, J.H., <text:span text:style-name="T25">Olshen</text:span>, R.A., &amp; <text:span text:style-name="T27">Stone</text:span>, C.J. (1984) “Classification and regression trees” Wadsworth International Group, Belmont, CA.</text:p>
      <text:p text:style-name="P13"><text:span text:style-name="T28">Caruana</text:span>, R., &amp; <text:span text:style-name="T26">Niculescu-Mizil</text:span>, A. (2006) “An empirical comparison of supervised <text:span text:style-name="T28">l</text:span>earning algorithms”, In: Proceedings of the twenty-third international conference on machine learning (ICML’06), <text:span text:style-name="T28">Edited by William Cohen &amp; Aandrew Moore, ACM New York, NY, USA, p. 161-16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  <style:text-properties officeooo:rsid="00dc2e07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creation-date>2010-08-03T10:11:27.48</meta:creation-date>
    <dc:language>pt-BR</dc:language>
    <meta:editing-cycles>153</meta:editing-cycles>
    <meta:editing-duration>P2DT13H25M43S</meta:editing-duration>
    <dc:date>2019-01-22T18:23:21.606000000</dc:date>
    <meta:document-statistic meta:table-count="1" meta:image-count="0" meta:object-count="0" meta:page-count="3" meta:paragraph-count="52" meta:word-count="730" meta:character-count="4851" meta:non-whitespace-character-count="4166"/>
    <meta:user-defined meta:name="Info 1"/>
    <meta:user-defined meta:name="Info 2"/>
    <meta:user-defined meta:name="Info 3"/>
    <meta:user-defined meta:name="Info 4"/>
  </office:meta>
</office:document-meta>
</file>